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4033101544101</text:p>
          </table:table-cell>
          <table:table-cell office:value-type="string" calcext:value-type="string">
            <text:p>2025-01-18 21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3696" calcext:value-type="float">
            <text:p>74.7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33101544101</text:p>
          </table:table-cell>
          <table:table-cell office:value-type="string" calcext:value-type="string">
            <text:p>2024-01-03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12" calcext:value-type="float">
            <text:p>74.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33101544101</text:p>
          </table:table-cell>
          <table:table-cell office:value-type="string" calcext:value-type="string">
            <text:p>2023-01-04 23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69904" calcext:value-type="float">
            <text:p>74.66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33101544101</text:p>
          </table:table-cell>
          <table:table-cell office:value-type="string" calcext:value-type="string">
            <text:p>2022-01-04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3404" calcext:value-type="float">
            <text:p>74.23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33101544101</text:p>
          </table:table-cell>
          <table:table-cell office:value-type="string" calcext:value-type="string">
            <text:p>2021-01-05 19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8488" calcext:value-type="float">
            <text:p>74.00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33101544101</text:p>
          </table:table-cell>
          <table:table-cell office:value-type="string" calcext:value-type="string">
            <text:p>2020-01-04 0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62768" calcext:value-type="float">
            <text:p>73.96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33101544101</text:p>
          </table:table-cell>
          <table:table-cell office:value-type="string" calcext:value-type="string">
            <text:p>2019-01-03 22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068" calcext:value-type="float">
            <text:p>74.02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33101544101</text:p>
          </table:table-cell>
          <table:table-cell office:value-type="string" calcext:value-type="string">
            <text:p>2018-01-03 22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3112" calcext:value-type="float">
            <text:p>73.7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33101544101</text:p>
          </table:table-cell>
          <table:table-cell office:value-type="string" calcext:value-type="string">
            <text:p>2017-01-04 19:07:2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50576" calcext:value-type="float">
            <text:p>73.95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33101544101</text:p>
          </table:table-cell>
          <table:table-cell office:value-type="string" calcext:value-type="string">
            <text:p>2016-01-03 17:36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21976" calcext:value-type="float">
            <text:p>73.72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33101544101</text:p>
          </table:table-cell>
          <table:table-cell office:value-type="string" calcext:value-type="string">
            <text:p>2015-01-04 17:56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01936" calcext:value-type="float">
            <text:p>73.40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33101544101</text:p>
          </table:table-cell>
          <table:table-cell office:value-type="string" calcext:value-type="string">
            <text:p>2014-01-04 16:41:1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4424" calcext:value-type="float">
            <text:p>72.73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33101544101</text:p>
          </table:table-cell>
          <table:table-cell office:value-type="string" calcext:value-type="string">
            <text:p>2013-01-04 20:01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5032" calcext:value-type="float">
            <text:p>72.26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33101544101</text:p>
          </table:table-cell>
          <table:table-cell office:value-type="string" calcext:value-type="string">
            <text:p>2012-01-05 15:28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98816" calcext:value-type="float">
            <text:p>71.29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33101544101</text:p>
          </table:table-cell>
          <table:table-cell office:value-type="string" calcext:value-type="string">
            <text:p>2011-01-05 19:21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4728" calcext:value-type="float">
            <text:p>70.59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4033101544101</text:p>
          </table:table-cell>
          <table:table-cell office:value-type="string" calcext:value-type="string">
            <text:p>2010-01-04 15:07:4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0992" calcext:value-type="float">
            <text:p>70.42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6" meta:object-count="0"/>
    <meta:user-defined meta:name="AppVersion">3.0</meta:user-defined>
  </office:meta>
</office:document-meta>
</file>